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99d" officeooo:paragraph-rsid="000b7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4"/>&lt;p&gt;&lt;strong&gt; Overige landen&lt;/strong&gt;&lt;br/&gt;</text:p>
      <text:p text:style-name="P1"><text:s text:c="4"/>Wij bieden op-maat advies bij verkenning van uw kansen om te kunnen emigreren naar overige bestemmingen. We zoeken alles voor u uit en helpen op een ad-hoc basis. We stellen samen met u een traject en tarief vast.</text:p>
      <text:p text:style-name="P1"><text:s text:c="4"/>&lt;/p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1:28:21.433740554</meta:creation-date>
    <dc:date>2019-07-18T21:28:53.483731080</dc:date>
    <meta:editing-duration>PT32S</meta:editing-duration>
    <meta:editing-cycles>1</meta:editing-cycles>
    <meta:document-statistic meta:table-count="0" meta:image-count="0" meta:object-count="0" meta:page-count="1" meta:paragraph-count="3" meta:word-count="42" meta:character-count="269" meta:non-whitespace-character-count="218"/>
    <meta:generator>LibreOffice/5.1.6.2$Linux_X86_64 LibreOffice_project/10m0$Build-2</meta:generator>
  </office:meta>
</office:document-meta>
</file>